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8000000485A377E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65ed" officeooo:paragraph-rsid="000565ed"/>
    </style:style>
    <style:style style:name="P2" style:family="paragraph" style:parent-style-name="Standard">
      <style:text-properties fo:font-size="13pt" style:text-underline-style="none" fo:font-weight="normal" officeooo:rsid="0009622d" officeooo:paragraph-rsid="0009622d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style:text-underline-style="none" fo:font-weight="normal" officeooo:rsid="0010fe14" officeooo:paragraph-rsid="001206a7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10fe14" officeooo:paragraph-rsid="0021cb38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26f65a" officeooo:paragraph-rsid="0026f65a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normal" officeooo:rsid="00289cc5" officeooo:paragraph-rsid="00289cc5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none" fo:font-weight="normal" officeooo:rsid="0028d175" officeooo:paragraph-rsid="0028d175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style:text-underline-style="none" fo:font-weight="normal" officeooo:rsid="0028d175" officeooo:paragraph-rsid="002a6ad8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style:text-underline-style="none" fo:font-weight="normal" officeooo:rsid="002a6ad8" officeooo:paragraph-rsid="002e3ada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13pt" style:text-underline-style="none" fo:font-weight="normal" officeooo:rsid="002a6ad8" officeooo:paragraph-rsid="00472ca2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size="13pt" style:text-underline-style="none" fo:font-weight="normal" officeooo:rsid="002a6ad8" officeooo:paragraph-rsid="004b510e" style:font-size-asian="13pt" style:font-weight-asian="normal" style:font-size-complex="13pt" style:font-weight-complex="normal"/>
    </style:style>
    <style:style style:name="P12" style:family="paragraph" style:parent-style-name="Standard">
      <style:text-properties officeooo:rsid="0009622d" officeooo:paragraph-rsid="0009622d"/>
    </style:style>
    <style:style style:name="P13" style:family="paragraph" style:parent-style-name="Standard">
      <style:text-properties officeooo:rsid="00120a87" officeooo:paragraph-rsid="00120a87"/>
    </style:style>
    <style:style style:name="P14" style:family="paragraph" style:parent-style-name="Standard">
      <style:text-properties officeooo:paragraph-rsid="00128654"/>
    </style:style>
    <style:style style:name="P15" style:family="paragraph" style:parent-style-name="Standard">
      <style:text-properties officeooo:paragraph-rsid="002eb046"/>
    </style:style>
    <style:style style:name="P16" style:family="paragraph" style:parent-style-name="Standard">
      <style:text-properties fo:font-size="26pt" style:text-underline-style="solid" style:text-underline-width="auto" style:text-underline-color="font-color" fo:font-weight="bold" officeooo:rsid="00120358" officeooo:paragraph-rsid="00120358" style:font-size-asian="26pt" style:font-weight-asian="bold" style:font-size-complex="26pt" style:font-weight-complex="bold"/>
    </style:style>
    <style:style style:name="P17" style:family="paragraph" style:parent-style-name="Standard">
      <style:text-properties fo:font-size="26pt" style:text-underline-style="solid" style:text-underline-width="auto" style:text-underline-color="font-color" fo:font-weight="bold" officeooo:rsid="000565ed" officeooo:paragraph-rsid="000565ed" style:font-size-asian="26pt" style:font-weight-asian="bold" style:font-size-complex="26pt" style:font-weight-complex="bold"/>
    </style:style>
    <style:style style:name="P18" style:family="paragraph" style:parent-style-name="Standard">
      <style:text-properties fo:font-size="26pt" style:text-underline-style="solid" style:text-underline-width="auto" style:text-underline-color="font-color" fo:font-weight="bold" officeooo:rsid="002424f5" officeooo:paragraph-rsid="002424f5" style:font-size-asian="26pt" style:font-weight-asian="bold" style:font-size-complex="26pt" style:font-weight-complex="bold"/>
    </style:style>
    <style:style style:name="P19" style:family="paragraph" style:parent-style-name="Standard">
      <style:text-properties fo:font-size="26pt" style:text-underline-style="solid" style:text-underline-width="auto" style:text-underline-color="font-color" fo:font-weight="bold" officeooo:rsid="00120a87" officeooo:paragraph-rsid="00120a87" style:font-size-asian="26pt" style:font-weight-asian="bold" style:font-size-complex="26pt" style:font-weight-complex="bold"/>
    </style:style>
    <style:style style:name="P20" style:family="paragraph" style:parent-style-name="Standard">
      <style:text-properties fo:font-size="26pt" style:text-underline-style="solid" style:text-underline-width="auto" style:text-underline-color="font-color" fo:font-weight="bold" officeooo:rsid="003f5eeb" officeooo:paragraph-rsid="003f5eeb" style:font-size-asian="26pt" style:font-weight-asian="bold" style:font-size-complex="26pt" style:font-weight-complex="bold"/>
    </style:style>
    <style:style style:name="P21" style:family="paragraph" style:parent-style-name="Heading_20_3">
      <style:text-properties fo:font-weight="bold" officeooo:paragraph-rsid="0035ad6e" style:font-weight-asian="bold" style:font-weight-complex="bold"/>
    </style:style>
    <style:style style:name="P22" style:family="paragraph" style:parent-style-name="Standard">
      <style:text-properties officeooo:paragraph-rsid="005bbbb4"/>
    </style:style>
    <style:style style:name="T1" style:family="text">
      <style:text-properties officeooo:rsid="00047e96"/>
    </style:style>
    <style:style style:name="T2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4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5" style:family="text">
      <style:text-properties fo:font-size="13pt" style:text-underline-style="none" fo:font-weight="normal" officeooo:rsid="0012536a" style:font-size-asian="11.3500003814697pt" style:font-weight-asian="normal" style:font-size-complex="13pt" style:font-weight-complex="normal"/>
    </style:style>
    <style:style style:name="T6" style:family="text">
      <style:text-properties fo:font-size="13pt" style:text-underline-style="none" fo:font-weight="normal" officeooo:rsid="000dba55" style:font-size-asian="11.3500003814697pt" style:font-weight-asian="normal" style:font-size-complex="13pt" style:font-weight-complex="normal"/>
    </style:style>
    <style:style style:name="T7" style:family="text">
      <style:text-properties fo:font-size="13pt" style:text-underline-style="none" fo:font-weight="normal" officeooo:rsid="002a6ad8" style:font-size-asian="11.3500003814697pt" style:font-weight-asian="normal" style:font-size-complex="13pt" style:font-weight-complex="normal"/>
    </style:style>
    <style:style style:name="T8" style:family="text">
      <style:text-properties fo:font-size="13pt" style:text-underline-style="none" fo:font-weight="normal" officeooo:rsid="00472ca2" style:font-size-asian="11.3500003814697pt" style:font-weight-asian="normal" style:font-size-complex="13pt" style:font-weight-complex="normal"/>
    </style:style>
    <style:style style:name="T9" style:family="text">
      <style:text-properties fo:font-size="13pt" style:text-underline-style="none" fo:font-weight="normal" officeooo:rsid="004b510e" style:font-size-asian="13pt" style:font-weight-asian="normal" style:font-size-complex="13pt" style:font-weight-complex="normal"/>
    </style:style>
    <style:style style:name="T10" style:family="text">
      <style:text-properties fo:font-size="13pt" style:text-underline-style="none" fo:font-weight="normal" officeooo:rsid="004f9509" style:font-size-asian="13pt" style:font-weight-asian="normal" style:font-size-complex="13pt" style:font-weight-complex="normal"/>
    </style:style>
    <style:style style:name="T11" style:family="text">
      <style:text-properties fo:font-size="13pt" style:text-underline-style="none" fo:font-weight="normal" officeooo:rsid="00506a7b" style:font-size-asian="13pt" style:font-weight-asian="normal" style:font-size-complex="13pt" style:font-weight-complex="normal"/>
    </style:style>
    <style:style style:name="T12" style:family="text">
      <style:text-properties fo:font-size="13pt" style:text-underline-style="none" fo:font-weight="normal" officeooo:rsid="0051b856" style:font-size-asian="13pt" style:font-weight-asian="normal" style:font-size-complex="13pt" style:font-weight-complex="normal"/>
    </style:style>
    <style:style style:name="T13" style:family="text">
      <style:text-properties fo:font-size="13pt" style:text-underline-style="none" officeooo:rsid="0051b856" style:font-size-asian="13pt" style:font-size-complex="13pt"/>
    </style:style>
    <style:style style:name="T14" style:family="text">
      <style:text-properties fo:font-size="13pt" style:text-underline-style="none" officeooo:rsid="005bbbb4" style:font-size-asian="13pt" style:font-size-complex="13pt"/>
    </style:style>
    <style:style style:name="T15" style:family="text">
      <style:text-properties fo:font-size="13pt" fo:font-style="italic" style:text-underline-style="none" fo:font-weight="normal" officeooo:rsid="00506a7b" style:font-size-asian="13pt" style:font-style-asian="italic" style:font-weight-asian="normal" style:font-size-complex="13pt" style:font-style-complex="italic" style:font-weight-complex="normal"/>
    </style:style>
    <style:style style:name="T16" style:family="text">
      <style:text-properties fo:font-size="13pt" fo:font-style="italic" style:text-underline-style="none" fo:font-weight="normal" officeooo:rsid="0051b856" style:font-size-asian="13pt" style:font-style-asian="italic" style:font-weight-asian="normal" style:font-size-complex="13pt" style:font-style-complex="italic" style:font-weight-complex="normal"/>
    </style:style>
    <style:style style:name="T17" style:family="text">
      <style:text-properties fo:font-size="13pt" fo:font-style="normal" style:text-underline-style="none" fo:font-weight="normal" officeooo:rsid="0054adf7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size="13pt" fo:font-style="normal" style:text-underline-style="none" fo:font-weight="normal" officeooo:rsid="00551530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font-size="13pt" fo:font-style="normal" style:text-underline-style="none" fo:font-weight="normal" officeooo:rsid="00563972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font-size="13pt" fo:font-style="normal" style:text-underline-style="none" fo:font-weight="normal" officeooo:rsid="00570f15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size="13pt" fo:font-style="normal" style:text-underline-style="none" fo:font-weight="normal" officeooo:rsid="0040e2b6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size="13pt" fo:font-style="normal" style:text-underline-style="none" fo:font-weight="normal" officeooo:rsid="004331c2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font-size="13pt" fo:font-style="normal" style:text-underline-style="none" fo:font-weight="normal" officeooo:rsid="00472ca2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font-size="13pt" fo:font-style="normal" style:text-underline-style="none" fo:font-weight="normal" officeooo:rsid="00447c81" style:font-size-asian="13pt" style:font-style-asian="normal" style:font-weight-asian="normal" style:font-size-complex="13pt" style:font-style-complex="normal" style:font-weight-complex="normal"/>
    </style:style>
    <style:style style:name="T25" style:family="text">
      <style:text-properties fo:font-size="13pt" fo:font-style="normal" style:text-underline-style="none" fo:font-weight="normal" officeooo:rsid="0044f09f" style:font-size-asian="13pt" style:font-style-asian="normal" style:font-weight-asian="normal" style:font-size-complex="13pt" style:font-style-complex="normal" style:font-weight-complex="normal"/>
    </style:style>
    <style:style style:name="T26" style:family="text">
      <style:text-properties fo:font-size="13pt" fo:font-style="normal" style:text-underline-style="none" fo:font-weight="normal" officeooo:rsid="00496074" style:font-size-asian="13pt" style:font-style-asian="normal" style:font-weight-asian="normal" style:font-size-complex="13pt" style:font-style-complex="normal" style:font-weight-complex="normal"/>
    </style:style>
    <style:style style:name="T27" style:family="text">
      <style:text-properties fo:font-size="13pt" fo:font-style="normal" style:text-underline-style="none" fo:font-weight="normal" officeooo:rsid="00594ad0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fo:font-size="13pt" fo:font-style="normal" style:text-underline-style="none" fo:font-weight="normal" officeooo:rsid="005bbbb4" style:font-size-asian="13pt" style:font-style-asian="normal" style:font-weight-asian="normal" style:font-size-complex="13pt" style:font-style-complex="normal" style:font-weight-complex="normal"/>
    </style:style>
    <style:style style:name="T29" style:family="text">
      <style:text-properties fo:font-size="13pt" fo:font-style="normal" style:text-underline-style="none" fo:font-weight="normal" officeooo:rsid="005d82c3" style:font-size-asian="13pt" style:font-style-asian="normal" style:font-weight-asian="normal" style:font-size-complex="13pt" style:font-style-complex="normal" style:font-weight-complex="normal"/>
    </style:style>
    <style:style style:name="T30" style:family="text">
      <style:text-properties fo:font-size="13pt" fo:font-style="normal" style:text-underline-style="none" fo:font-weight="normal" officeooo:rsid="005e9c78" style:font-size-asian="13pt" style:font-style-asian="normal" style:font-weight-asian="normal" style:font-size-complex="13pt" style:font-style-complex="normal" style:font-weight-complex="normal"/>
    </style:style>
    <style:style style:name="T31" style:family="text">
      <style:text-properties fo:font-size="13pt" fo:font-style="normal" style:text-underline-style="none" fo:font-weight="normal" officeooo:rsid="0061ac57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font-size="13pt" fo:font-style="normal" style:text-underline-style="none" officeooo:rsid="005bbbb4" style:font-size-asian="13pt" style:font-style-asian="normal" style:font-size-complex="13pt" style:font-style-complex="normal"/>
    </style:style>
    <style:style style:name="T33" style:family="text">
      <style:text-properties fo:font-size="13pt" fo:font-style="normal" style:text-underline-style="none" officeooo:rsid="005d82c3" style:font-size-asian="13pt" style:font-style-asian="normal" style:font-size-complex="13pt" style:font-style-complex="normal"/>
    </style:style>
    <style:style style:name="T34" style:family="text">
      <style:text-properties fo:font-size="13pt" fo:font-style="normal" style:text-underline-style="none" officeooo:rsid="005e9c78" style:font-size-asian="13pt" style:font-style-asian="normal" style:font-size-complex="13pt" style:font-style-complex="normal"/>
    </style:style>
    <style:style style:name="T35" style:family="text">
      <style:text-properties fo:font-size="13pt" fo:font-style="normal" style:text-underline-style="none" officeooo:rsid="005f81b9" style:font-size-asian="13pt" style:font-style-asian="normal" style:font-size-complex="13pt" style:font-style-complex="normal"/>
    </style:style>
    <style:style style:name="T36" style:family="text">
      <style:text-properties officeooo:rsid="001206a7"/>
    </style:style>
    <style:style style:name="T37" style:family="text">
      <style:text-properties officeooo:rsid="00120a87"/>
    </style:style>
    <style:style style:name="T38" style:family="text">
      <style:text-properties officeooo:rsid="0012536a"/>
    </style:style>
    <style:style style:name="T39" style:family="text">
      <style:text-properties officeooo:rsid="0014b531"/>
    </style:style>
    <style:style style:name="T40" style:family="text">
      <style:text-properties officeooo:rsid="0014eb05"/>
    </style:style>
    <style:style style:name="T41" style:family="text">
      <style:text-properties officeooo:rsid="00189efa"/>
    </style:style>
    <style:style style:name="T42" style:family="text">
      <style:text-properties officeooo:rsid="001a807a"/>
    </style:style>
    <style:style style:name="T43" style:family="text">
      <style:text-properties officeooo:rsid="001e05c6"/>
    </style:style>
    <style:style style:name="T44" style:family="text">
      <style:text-properties officeooo:rsid="001ffacf"/>
    </style:style>
    <style:style style:name="T45" style:family="text">
      <style:text-properties officeooo:rsid="0021cb38"/>
    </style:style>
    <style:style style:name="T46" style:family="text">
      <style:text-properties officeooo:rsid="00225be9"/>
    </style:style>
    <style:style style:name="T47" style:family="text">
      <style:text-properties officeooo:rsid="0028b3fc"/>
    </style:style>
    <style:style style:name="T48" style:family="text">
      <style:text-properties style:font-size-asian="11.3500003814697pt"/>
    </style:style>
    <style:style style:name="T49" style:family="text">
      <style:text-properties officeooo:rsid="0012536a" style:font-size-asian="11.3500003814697pt"/>
    </style:style>
    <style:style style:name="T50" style:family="text">
      <style:text-properties officeooo:rsid="002fbbe9"/>
    </style:style>
    <style:style style:name="T51" style:family="text">
      <style:text-properties officeooo:rsid="00375e73"/>
    </style:style>
    <style:style style:name="T52" style:family="text">
      <style:text-properties officeooo:rsid="003a76fc"/>
    </style:style>
    <style:style style:name="T53" style:family="text">
      <style:text-properties officeooo:rsid="003b587d"/>
    </style:style>
    <style:style style:name="T54" style:family="text">
      <style:text-properties fo:font-weight="normal" officeooo:rsid="00496074" style:font-weight-asian="normal" style:font-weight-complex="normal"/>
    </style:style>
    <style:style style:name="T55" style:family="text">
      <style:text-properties fo:font-weight="normal" officeooo:rsid="004b510e" style:font-weight-asian="normal" style:font-weight-complex="normal"/>
    </style:style>
    <style:style style:name="T56" style:family="text">
      <style:text-properties officeooo:rsid="00472ca2"/>
    </style:style>
    <style:style style:name="T57" style:family="text">
      <style:text-properties style:text-position="-8% 80%" fo:font-size="13pt" fo:font-style="italic" style:text-underline-style="none" fo:font-weight="normal" officeooo:rsid="00506a7b" style:font-size-asian="13pt" style:font-style-asian="italic" style:font-weight-asian="normal" style:font-size-complex="13pt" style:font-style-complex="italic" style:font-weight-complex="normal"/>
    </style:style>
    <style:style style:name="T58" style:family="text">
      <style:text-properties style:text-position="-8% 80%" fo:font-size="13pt" fo:font-style="italic" style:text-underline-style="none" fo:font-weight="normal" officeooo:rsid="0051b856" style:font-size-asian="13pt" style:font-style-asian="italic" style:font-weight-asian="normal" style:font-size-complex="13pt" style:font-style-complex="italic" style:font-weight-complex="normal"/>
    </style:style>
    <style:style style:name="T59" style:family="text">
      <style:text-properties style:text-position="-8% 80%" fo:font-size="13pt" fo:font-style="normal" style:text-underline-style="none" fo:font-weight="normal" officeooo:rsid="0054adf7" style:font-size-asian="13pt" style:font-style-asian="normal" style:font-weight-asian="normal" style:font-size-complex="13pt" style:font-style-complex="normal" style:font-weight-complex="normal"/>
    </style:style>
    <style:style style:name="T60" style:family="text">
      <style:text-properties style:text-position="-8% 80%" fo:font-size="13pt" fo:font-style="normal" style:text-underline-style="none" fo:font-weight="normal" officeooo:rsid="00551530" style:font-size-asian="13pt" style:font-style-asian="normal" style:font-weight-asian="normal" style:font-size-complex="13pt" style:font-style-complex="normal" style:font-weight-complex="normal"/>
    </style:style>
    <style:style style:name="T61" style:family="text">
      <style:text-properties style:text-position="-8% 80%" fo:font-size="13pt" fo:font-style="normal" style:text-underline-style="none" fo:font-weight="normal" officeooo:rsid="00570f15" style:font-size-asian="13pt" style:font-style-asian="normal" style:font-weight-asian="normal" style:font-size-complex="13pt" style:font-style-complex="normal" style:font-weight-complex="normal"/>
    </style:style>
    <style:style style:name="T62" style:family="text">
      <style:text-properties style:text-position="-8% 80%" fo:font-style="italic" fo:font-weight="normal" officeooo:rsid="00506a7b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506a7b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Index</text:p>
      <text:p text:style-name="P16">Abstract</text:p>
      <text:p text:style-name="P1"><text:span text:style-name="T2"/></text:p>
      <text:p text:style-name="P17">Introduction</text:p>
      <text:p text:style-name="P12"><text:span text:style-name="T4">Compilers are an inherent building block to today's code-reliant world, as they are the tools that allow developers to create software. Without a compiler, we would still be writing in raw assembly, forcing us to constantly re-write software for different CPU architectures, or even worse, writing machine code (binary). </text:span><text:span text:style-name="T6">This means that the compilers themselves have to be very carefully optimised based upon a multitude of factors such as the targeting operating system and the CPU architecture. </text:span></text:p>
      <text:p text:style-name="P2"/>
      <text:p text:style-name="P3">This report plans to outline a more theoretical picture of the optimisations made to compilers within study's of mathematics such as <text:s/>complexity theory , Graph Theory and Linier / Integer Programming. </text:p>
      <text:p text:style-name="P3"/>
      <text:p text:style-name="P4"><text:span text:style-name="T36">However we do have to briefly cover the concept of a compiler. </text:span><text:span text:style-name="T46">A</text:span><text:span text:style-name="T38">s defined by Bashir S. Abubakar Et Al (2021) “A compiler is a computer system software that transfigures source code into an intermediate code which afterwards transformed into target code without altering the meaning of the source code”. </text:span><text:span text:style-name="T39">Source code is referring to the code the developers write, the words in English </text:span><text:span text:style-name="T40">and the formatting rules which come alongside </text:span><text:span text:style-name="T39">(eg: printf(“Hello World!”); ). </text:span><text:span text:style-name="T41">The </text:span><text:span text:style-name="T43">target</text:span><text:span text:style-name="T41"> code usually refers to assembly (ASM) code, </text:span><text:span text:style-name="T42">the ASM can vary widely depending on CPU architecture : (x86: mov eax, 5, ARM: mov r7,#4) . </text:span><text:span text:style-name="T44">In some compilers the language will first compile to a different set of high level code such as Python which first compiles to C then to target code, </text:span><text:span text:style-name="T45">this is referred to as the </text:span><text:span text:style-name="T38">intermediate </text:span><text:span text:style-name="T45">code.</text:span></text:p>
      <text:p text:style-name="P3"/>
      <text:p text:style-name="P18">The Halting Problem</text:p>
      <text:p text:style-name="P5"><text:span text:style-name="T52">Compilers do</text:span> not allow a set of source code to compile if the set given is considered “invalid” , such as missing a semi colon to show the end of a command or in cases such as Zig , if a locally scoped variable should be reapplied to be considered a const due to it not being mutated in scope. <text:span text:style-name="T53">These are checks performed by the compiler on the source code, however as shown below, a perfect compiler might not be able to exist as the result of not being able to check for some logical errors such as an accidental infinite loop.</text:span></text:p>
      <text:p text:style-name="P6"/>
      <text:p text:style-name="P6">The halting problem is undecidable, which means there is no universal algorithm capable of solving the halting problem for every possible combination of program and input. <text:span text:style-name="T47">This is a part of what can make the development of compilers a difficult task </text:span><text:span text:style-name="T51">as certain checks have to be avoided, such as in this case: determining halting.</text:span></text:p>
      <text:p text:style-name="P6"/>
      <text:p text:style-name="P7">An example would be to prove that the below function is computable.<text:line-break/><draw:frame draw:style-name="fr1" draw:name="Image1" text:anchor-type="char" svg:x="5.237cm" svg:y="0.709cm" svg:width="5.775cm" svg:height="1.924cm" draw:z-index="0"><draw:image xlink:href="Pictures/10000000000000D8000000485A377EDC.png" xlink:type="simple" xlink:show="embed" xlink:actuate="onLoad" draw:mime-type="image/png"/></draw:frame></text:p>
      <text:p text:style-name="P3"><text:soft-page-break/></text:p>
      <text:p text:style-name="P13"><text:span text:style-name="T2"/></text:p>
      <text:p text:style-name="P9">According to <text:span text:style-name="T48">Dartmouth University </text:span><text:span text:style-name="T49">, 2022</text:span> <text:span text:style-name="T50">this cannot be computable as “f (i) = 1, which only occurs when e̸ ∈ K, a contradiction. Conversely, if i̸ ∈ K, then φi ↑. Again looking at the definition of f , this must mean that i ∈ K, also a contradiction”.</text:span></text:p>
      <text:p text:style-name="P8"><text:span text:style-name="T2"/></text:p>
      <text:h text:style-name="P21" text:outline-level="3"><text:span text:style-name="Strong_20_Emphasis"><text:span text:style-name="T3">Complexity Theory</text:span></text:span></text:h>
      <text:p text:style-name="P22"><text:span text:style-name="Strong_20_Emphasis"><text:span text:style-name="T9">A formal definition is important to lay out as these are the aspects that will be calculated when it comes to compiler optimisation at compilation time. </text:span></text:span><text:span text:style-name="Strong_20_Emphasis"><text:span text:style-name="T10">Assume that the function that is being operated upon is a real valued function </text:span></text:span><text:span text:style-name="Strong_20_Emphasis"><text:span text:style-name="T11">(</text:span></text:span><text:span text:style-name="Strong_20_Emphasis"><text:span text:style-name="T63">f</text:span></text:span><text:span text:style-name="Strong_20_Emphasis"><text:span text:style-name="T62">1</text:span></text:span><text:span text:style-name="Strong_20_Emphasis"><text:span text:style-name="T11">)</text:span></text:span><text:span text:style-name="Strong_20_Emphasis"><text:span text:style-name="T10"> </text:span></text:span><text:span text:style-name="Strong_20_Emphasis"><text:span text:style-name="T11">and the same is applied to a comparison function (</text:span></text:span><text:span text:style-name="Strong_20_Emphasis"><text:span text:style-name="T15">f</text:span></text:span><text:span text:style-name="Strong_20_Emphasis"><text:span text:style-name="T57">2</text:span></text:span><text:span text:style-name="Strong_20_Emphasis"><text:span text:style-name="T11">). </text:span></text:span><text:span text:style-name="Strong_20_Emphasis"><text:span text:style-name="T12">This is how it would be written in the context of BigO notation: </text:span></text:span><text:span text:style-name="Strong_20_Emphasis"><text:span text:style-name="T16">f</text:span></text:span><text:span text:style-name="Strong_20_Emphasis"><text:span text:style-name="T58">1</text:span></text:span><text:span text:style-name="Strong_20_Emphasis"><text:span text:style-name="T16">(X) = O(f</text:span></text:span><text:span text:style-name="Strong_20_Emphasis"><text:span text:style-name="T58">2</text:span></text:span><text:span text:style-name="Strong_20_Emphasis"><text:span text:style-name="T16">(x)). </text:span></text:span><text:span text:style-name="Strong_20_Emphasis"><text:span text:style-name="T17">To explain it would be as follows: f</text:span></text:span><text:span text:style-name="Strong_20_Emphasis"><text:span text:style-name="T59">1</text:span></text:span><text:span text:style-name="Strong_20_Emphasis"><text:span text:style-name="T17">(X) is the BigO of f</text:span></text:span><text:span text:style-name="Strong_20_Emphasis"><text:span text:style-name="T59">2</text:span></text:span><text:span text:style-name="Strong_20_Emphasis"><text:span text:style-name="T17">(x) </text:span></text:span><text:span text:style-name="Strong_20_Emphasis"><text:span text:style-name="T18">where f</text:span></text:span><text:span text:style-name="Strong_20_Emphasis"><text:span text:style-name="T60">1</text:span></text:span><text:span text:style-name="Strong_20_Emphasis"><text:span text:style-name="T18">(X) is a positive constant multiple of the absolute value of f</text:span></text:span><text:span text:style-name="Strong_20_Emphasis"><text:span text:style-name="T60">2</text:span></text:span><text:span text:style-name="Strong_20_Emphasis"><text:span text:style-name="T18">(x) such that |f</text:span></text:span><text:span text:style-name="Strong_20_Emphasis"><text:span text:style-name="T60">1</text:span></text:span><text:span text:style-name="Strong_20_Emphasis"><text:span text:style-name="T18">(X)| &lt;= R |f</text:span></text:span><text:span text:style-name="Strong_20_Emphasis"><text:span text:style-name="T60">2</text:span></text:span><text:span text:style-name="Strong_20_Emphasis"><text:span text:style-name="T18">(x)| where R is a real number </text:span></text:span><text:span text:style-name="Strong_20_Emphasis"><text:span text:style-name="T20">(in which the |f</text:span></text:span><text:span text:style-name="Strong_20_Emphasis"><text:span text:style-name="T61">1</text:span></text:span><text:span text:style-name="Strong_20_Emphasis"><text:span text:style-name="T20">(X)| would represent the cardinality, the size of the data set, within the function)</text:span></text:span><text:span text:style-name="Strong_20_Emphasis"><text:span text:style-name="T18">. </text:span></text:span><text:span text:style-name="Strong_20_Emphasis"><text:span text:style-name="T19">In mathematics it is used to calculate how closely a series approximates a function. In computer science we can apply this to be able to analyse the complexity of algorithms in which X is a positive integer or a function of a positive integer. </text:span></text:span><text:span text:style-name="Strong_20_Emphasis"><text:span text:style-name="T18"><text:line-break/> </text:span></text:span><text:span text:style-name="Strong_20_Emphasis"><text:span text:style-name="T17"><text:line-break/></text:span></text:span><text:span text:style-name="Strong_20_Emphasis"><text:span text:style-name="T27">As a summary, </text:span></text:span><text:span text:style-name="Strong_20_Emphasis"><text:span text:style-name="T21">BigO notation is a way of describing the worst time complexity of an algorithm </text:span></text:span><text:span text:style-name="Strong_20_Emphasis"><text:span text:style-name="T22">in which n is the length of the data being acted upon </text:span></text:span><text:span text:style-name="Strong_20_Emphasis"><text:span text:style-name="T23">(S. Phalke et al (2022)).</text:span></text:span><text:span text:style-name="Strong_20_Emphasis"><text:span text:style-name="T22"> To phrase it in another way; BigO describes the </text:span></text:span><text:span text:style-name="Strong_20_Emphasis"><text:span text:style-name="T24">asymptotic upper bound </text:span></text:span><text:span text:style-name="Strong_20_Emphasis"><text:span text:style-name="T25">(worst case scenario)</text:span></text:span><text:span text:style-name="Strong_20_Emphasis"><text:span text:style-name="T24"> of a</text:span></text:span><text:span text:style-name="Strong_20_Emphasis"><text:span text:style-name="T22"> function (algorithm) according to the rate of expansion of the complexity of said function. </text:span></text:span><text:span text:style-name="Strong_20_Emphasis"><text:span text:style-name="T26">The notation goes as follows; O(n), in which n describes the length of data.</text:span></text:span></text:p>
      <text:p text:style-name="P22"><text:span text:style-name="Strong_20_Emphasis"><text:span text:style-name="T26"/></text:span></text:p>
      <text:p text:style-name="P22"><text:span text:style-name="Strong_20_Emphasis"><text:span text:style-name="T28">A way that </text:span></text:span><text:span text:style-name="Strong_20_Emphasis"><text:span text:style-name="T28">BigO and complexity theory by extension can be applied to compilers </text:span></text:span><text:span text:style-name="Strong_20_Emphasis"><text:span text:style-name="T29">w</text:span></text:span><text:span text:style-name="Strong_20_Emphasis"><text:span text:style-name="T28">ould</text:span></text:span><text:span text:style-name="Strong_20_Emphasis"><text:span text:style-name="T28"> be the simple act of </text:span></text:span><text:span text:style-name="Strong_20_Emphasis"><text:span text:style-name="T28">parsin</text:span></text:span><text:span text:style-name="Strong_20_Emphasis">g</text:span><text:span text:style-name="Strong_20_Emphasis"><text:span text:style-name="T28"> grammars (explained in next sectio</text:span></text:span><text:span text:style-name="Strong_20_Emphasis"><text:span text:style-name="T28">n). </text:span></text:span><text:span text:style-name="Strong_20_Emphasis"><text:span text:style-name="T28">This would be </text:span></text:span><text:span text:style-name="Strong_20_Emphasis"><text:span text:style-name="T29">d</text:span></text:span><text:span text:style-name="Strong_20_Emphasis"><text:span text:style-name="T29">e</text:span></text:span><text:span text:style-name="Strong_20_Emphasis"><text:span text:style-name="T28">noted a</text:span></text:span><text:span text:style-name="Strong_20_Emphasis"><text:span text:style-name="T29">s O(n) for simple grammars </text:span></text:span><text:span text:style-name="Strong_20_Emphasis"><text:span text:style-name="T30">in a</text:span></text:span><text:span text:style-name="Strong_20_Emphasis"><text:span text:style-name="T31">n</text:span></text:span><text:span text:style-name="Strong_20_Emphasis"><text:span text:style-name="T30"> opt</text:span></text:span><text:span text:style-name="Strong_20_Emphasis"><text:span text:style-name="T30">imised implementatio</text:span></text:span><text:span text:style-name="Strong_20_Emphasis"><text:span text:style-name="T30">n</text:span></text:span><text:span text:style-name="Strong_20_Emphasis"><text:span text:style-name="T29">. This means that the complexity is a direct correlation to the cardinality of the grammars needing to be pars</text:span></text:span><text:span text:style-name="Strong_20_Emphasis"><text:span text:style-name="T29">ed.</text:span></text:span><text:span text:style-name="Strong_20_Emphasis"><text:span text:style-name="T12"><text:line-break/></text:span></text:span></text:p>
      <text:p text:style-name="P11"><text:span text:style-name="Strong_20_Emphasis"><text:span text:style-name="T55"/></text:span></text:p>
      <text:p text:style-name="P10"><text:span text:style-name="Strong_20_Emphasis"><text:span text:style-name="T54"/></text:span></text:p>
      <text:p text:style-name="P10"><text:span text:style-name="Strong_20_Emphasis"><text:span text:style-name="T54"/></text:span></text:p>
      <text:p text:style-name="P19">References</text:p>
      <text:p text:style-name="P14"><text:span text:style-name="T5"/></text:p>
      <text:p text:style-name="P14"><text:span text:style-name="T5">Bashir S. Abubakar Et Al (2021) An Overview of Compiler Construction, </text:span>Kano State University of Technology <text:a xlink:type="simple" xlink:href="https://www.researchgate.net/publication/351762702_An_Overview_of_Compiler_Construction" text:style-name="Internet_20_link" text:visited-style-name="Visited_20_Internet_20_Link"><text:span text:style-name="T37">https://www.researchgate.net/publication/351762702_An_Overview_of_Compiler_Construction</text:span></text:a></text:p>
      <text:p text:style-name="P14"/>
      <text:p text:style-name="P15"><text:span text:style-name="T7">Dartmouth University </text:span><text:span text:style-name="T5">, </text:span><text:span text:style-name="T8">(</text:span><text:span text:style-name="T5">2022</text:span><text:span text:style-name="T8">)</text:span><text:span text:style-name="T5"> , Math 29: Halting Problems</text:span></text:p>
      <text:p text:style-name="P15"><text:a xlink:type="simple" xlink:href="https://math.dartmouth.edu/~m29s22/files/420.pdf" text:style-name="Internet_20_link" text:visited-style-name="Visited_20_Internet_20_Link"><text:span text:style-name="T5">https://math.dartmouth.edu/~m29s22/files/420.pdf</text:span></text:a></text:p>
      <text:p text:style-name="P15"/>
      <text:p text:style-name="P15"><text:soft-page-break/>S. Phalke <text:span text:style-name="T56">et al (2022)</text:span> "Big-O Time Complexity Analysis Of Algorithm," 2022 International Conference on Signal and Information Processing (IConSIP), Pune, India, 2022, pp. 1-5, doi: 10.1109/ICoNSIP49665.2022.10007469.</text:p>
      <text:p text:style-name="P15"><text:a xlink:type="simple" xlink:href="https://ieeexplore.ieee.org/document/10007469" text:style-name="Internet_20_link" text:visited-style-name="Visited_20_Internet_20_Link">https://ieeexplore.ieee.org/document/10007469</text:a></text:p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47e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H Cameron 2025, </text:span>A Mathematical Approach To Compilers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3:54:58.834778590</meta:creation-date>
    <dc:date>2025-04-08T16:25:41.844049024</dc:date>
    <meta:editing-duration>PT2H27M39S</meta:editing-duration>
    <meta:editing-cycles>83</meta:editing-cycles>
    <meta:generator>LibreOffice/24.2.7.2$Linux_X86_64 LibreOffice_project/420$Build-2</meta:generator>
    <meta:document-statistic meta:table-count="0" meta:image-count="1" meta:object-count="0" meta:page-count="3" meta:paragraph-count="21" meta:word-count="841" meta:character-count="5063" meta:non-whitespace-character-count="4234"/>
  </office:meta>
</office:document-meta>
</file>